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rnative To Zéro</text:p>
      <text:p text:style-name="Standard"/>
      <text:p text:style-name="Standard">Les navigateurs</text:p>
      <text:p text:style-name="Standard"/>
      <text:p text:style-name="Standard"/>
      <text:p text:style-name="Standard"/>
      <text:p text:style-name="Standard"/>
      <text:p text:style-name="Standard"/>
      <text:p text:style-name="Standard">Chrome Juin 2012 devient le plus utilisé, logiciel propriétaire basé sur les projet libre chromium. Mise à jour très régiulière automatique et invisible . Vie privé qui n'enregistre ni histoiraique ni cookies</text:p>
      <text:p text:style-name="Standard"><text:a xlink:type="simple" xlink:href="https://www.zdnet.fr/actualites/chiffres-cles-les-navigateurs-internet-39381322.htm" text:style-name="Internet_20_link" text:visited-style-name="Visited_20_Internet_20_Link">https://www.zdnet.fr/actualites/chiffres-cles-les-navigateurs-internet-39381322.htm</text:a></text:p>
      <text:p text:style-name="Standard">https://www.blogdumoderateur.com/chiffres-internet/</text:p>
      <text:p text:style-name="Standard">faire la transition sur pourquoi mozilla est en déclin</text:p>
      <text:p text:style-name="Standard"/>
      <text:p text:style-name="Standard">Mozilla : libre et gratuit développé et distribué par la <text:a xlink:type="simple" xlink:href="https://fr.wikipedia.org/wiki/Mozilla_Foundation" text:style-name="Internet_20_link" text:visited-style-name="Visited_20_Internet_20_Link"><text:span text:style-name="T1">Mozilla Foundation</text:span></text:a> avec l'aide de milliers de bénévoles<text:bookmark text:name="cite_ref-24"/><text:a xlink:type="simple" xlink:href="https://fr.wikipedia.org/wiki/Mozilla_Firefox#cite_note-24" text:style-name="Internet_20_link" text:visited-style-name="Visited_20_Internet_20_Link">24</text:a>,<text:bookmark text:name="cite_ref-25"/><text:a xlink:type="simple" xlink:href="https://fr.wikipedia.org/wiki/Mozilla_Firefox#cite_note-25" text:style-name="Internet_20_link" text:visited-style-name="Visited_20_Internet_20_Link">25</text:a> grâce aux méthodes de développement du <text:a xlink:type="simple" xlink:href="https://fr.wikipedia.org/wiki/Logiciel_libre" text:style-name="Internet_20_link" text:visited-style-name="Visited_20_Internet_20_Link">logiciel libre</text:a>/<text:a xlink:type="simple" xlink:href="https://fr.wikipedia.org/wiki/Open_source" text:style-name="Internet_20_link" text:visited-style-name="Visited_20_Internet_20_Link"><text:span text:style-name="T1">open source</text:span></text:a> et à la <text:a xlink:type="simple" xlink:href="https://fr.wikipedia.org/wiki/Logiciel_libre" text:style-name="Internet_20_link" text:visited-style-name="Visited_20_Internet_20_Link">liberté</text:a> du <text:a xlink:type="simple" xlink:href="https://fr.wikipedia.org/wiki/Code_source" text:style-name="Internet_20_link" text:visited-style-name="Visited_20_Internet_20_Link">code source</text:a>. </text:p>
      <text:p text:style-name="Standard">En decembre 2010, c 'était le navigateur le plus utilisé en europe. Mais avec le developpement des smartphone, google étant par défaut sur tout les android, chrome est passé premier.</text:p>
      <text:p text:style-name="Standard"/>
      <text:p text:style-name="Standard">About :robots trouverez vous les 9 références ?</text:p>
      <text:p text:style-name="Standard"/>
      <text:p text:style-name="Standard">Opéra : norvegien, blocker de pub intégré, economiseur de batterie, vpn gratuit, fonction turbo pour les petite connexion</text:p>
      <text:p text:style-name="Standard"/>
      <text:p text:style-name="Standard">Edge : 1995 internet explorer est né, Première érreur considéré le navigateur comme faisant parti du systeme d'exploitation. Vente lié.En janvier 2010, les gouvernements allemand<text:bookmark text:name="cite_ref-241"/><text:a xlink:type="simple" xlink:href="https://fr.wikipedia.org/wiki/Internet_Explorer#cite_note-24" text:style-name="Internet_20_link" text:visited-style-name="Visited_20_Internet_20_Link">24</text:a> et français<text:bookmark text:name="cite_ref-251"/><text:a xlink:type="simple" xlink:href="https://fr.wikipedia.org/wiki/Internet_Explorer#cite_note-25" text:style-name="Internet_20_link" text:visited-style-name="Visited_20_Internet_20_Link">25</text:a> avaient déconseillé son usage (toutes versions confondues)<text:bookmark text:name="cite_ref-26"/><text:a xlink:type="simple" xlink:href="https://fr.wikipedia.org/wiki/Internet_Explorer#cite_note-26" text:style-name="Internet_20_link" text:visited-style-name="Visited_20_Internet_20_Link">26</text:a>, recommandant alors de migrer vers des <text:a xlink:type="simple" xlink:href="https://fr.wikipedia.org/wiki/Navigateur_web" text:style-name="Internet_20_link" text:visited-style-name="Visited_20_Internet_20_Link">navigateurs web</text:a> alternatifs (<text:a xlink:type="simple" xlink:href="https://fr.wikipedia.org/wiki/Safari_(navigateur_web)" text:style-name="Internet_20_link" text:visited-style-name="Visited_20_Internet_20_Link">Safari</text:a>, <text:a xlink:type="simple" xlink:href="https://fr.wikipedia.org/wiki/Opera" text:style-name="Internet_20_link" text:visited-style-name="Visited_20_Internet_20_Link">Opera</text:a>, <text:a xlink:type="simple" xlink:href="https://fr.wikipedia.org/wiki/Google_Chrome" text:style-name="Internet_20_link" text:visited-style-name="Visited_20_Internet_20_Link">Google Chrome</text:a>, <text:a xlink:type="simple" xlink:href="https://fr.wikipedia.org/wiki/Mozilla_Firefox" text:style-name="Internet_20_link" text:visited-style-name="Visited_20_Internet_20_Link">Mozilla Firefox</text:a>…) le temps qu'une <text:a xlink:type="simple" xlink:href="https://fr.wikipedia.org/wiki/Vulnérabilité_(informatique)" text:style-name="Internet_20_link" text:visited-style-name="Visited_20_Internet_20_Link">vulnérabilité</text:a> soit corrigée. Trés mauvaise pub. Trés critiqué pour abius de position dominanteChangement de nom, les developpeur se sont vraiment levé le cul. ? Edge, enfin unversel, peut etre sur tablette et sur mobile. Probleme du propriétaire, faire confiance à quleque professionnel ou des mlilion de bénévole ?</text:p>
      <text:p text:style-name="Standard"/>
      <text:p text:style-name="Standard">Brave : <text:s/>bloquer de publicité native, bloque les pisteur des site web, google analytique n'est plus en mesurede vous identifié et d'établir votre profil. Grace à tout ca, il est plus rapide et c'est encore plus flagrant sur mobile</text:p>
      <text:p text:style-name="Standard">une excellente alternative aux navigateurs plus connu qui malheureusement profitent de leur notoriété pour exploiter vos données personnelles à des fins mercantiles jusqu’au-boutiste. </text:p>
      <text:p text:style-name="Standard"/>
      <text:p text:style-name="Standard">Beaker pour les curieux. On en reparle dans perspecti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riette Lecouineur</meta:initial-creator>
    <meta:creation-date>2018-10-02T09:48:10.46</meta:creation-date>
    <meta:document-statistic meta:table-count="0" meta:image-count="0" meta:object-count="0" meta:page-count="1" meta:paragraph-count="14" meta:word-count="309" meta:character-count="2168"/>
    <dc:date>2018-10-02T10:59:57.97</dc:date>
    <dc:creator>Arriette Lecouineur</dc:creator>
    <meta:editing-duration>PT4M53S</meta:editing-duration>
    <meta:editing-cycles>1</meta:editing-cycles>
    <meta:generator>OpenOffice/4.1.5$Win32 OpenOffice.org_project/415m1$Build-9789</meta:generator>
  </office:meta>
</office:document-meta>
</file>